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2.496cm" svg:y="1.161cm">
            <draw:object draw:notify-on-update-of-ranges="Foglio1.A3:Foglio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5.854cm" svg:y="1.009cm">
            <draw:object draw:notify-on-update-of-ranges="Foglio1.J3:Foglio1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4.936cm" svg:y="1.003cm">
            <draw:object draw:notify-on-update-of-ranges="Foglio1.J3:Foglio1.J5 Foglio1.K3:Foglio1.K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4.835cm" svg:y="1.487cm">
            <draw:object draw:notify-on-update-of-ranges="Foglio1.J2:Foglio1.J2 Foglio1.J3:Foglio1.J5 Foglio1.K2:Foglio1.K2 Foglio1.K3:Foglio1.K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10.108cm" svg:x="25.514cm" svg:y="11.368cm">
            <draw:object draw:notify-on-update-of-ranges="Foglio1.A27:Foglio1.A38 Foglio1.B26:Foglio1.B26 Foglio1.B27:Foglio1.B38 Foglio1.C26:Foglio1.C26 Foglio1.C27:Foglio1.C38 Foglio1.D26:Foglio1.D26 Foglio1.D27:Foglio1.D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6.874cm" svg:y="21.774cm">
            <draw:object draw:notify-on-update-of-ranges="Foglio1.A50:Foglio1.A61 Foglio1.B49:Foglio1.B49 Foglio1.B50:Foglio1.B61 Foglio1.C49:Foglio1.C49 Foglio1.C50:Foglio1.C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9.132cm" svg:y="11.388cm">
            <draw:object draw:notify-on-update-of-ranges="Foglio1.A27:Foglio1.A38 Foglio1.B26:Foglio1.B26 Foglio1.B27:Foglio1.B38 Foglio1.C26:Foglio1.C26 Foglio1.C27:Foglio1.C38 Foglio1.D26:Foglio1.D26 Foglio1.D27:Foglio1.D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7cm" svg:height="9.004cm" svg:x="19.521cm" svg:y="34.371cm">
            <draw:object draw:notify-on-update-of-ranges="Foglio1.B77:Foglio1.B77 Foglio1.B78:Foglio1.B101 Foglio1.F77:Foglio1.F77 Foglio1.F78:Foglio1.F78 Foglio1.C77:Foglio1.C77 Foglio1.C78:Foglio1.C101 Foglio1.D77:Foglio1.D77 Foglio1.D78:Foglio1.D101 Foglio1.E77:Foglio1.E77 Foglio1.E78:Foglio1.E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ttivo</text:p>
          </table:table-cell>
          <table:table-cell office:value-type="string" calcext:value-type="string">
            <text:p>non attiv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e</text:p>
          </table:table-cell>
          <table:table-cell office:value-type="string" calcext:value-type="string">
            <text:p>energia max</text:p>
          </table:table-cell>
          <table:table-cell office:value-type="string" calcext:value-type="string">
            <text:p>energia 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NAIO</text:p>
          </table:table-cell>
          <table:table-cell office:value-type="float" office:value="626.367" calcext:value-type="float">
            <text:p>626,367</text:p>
          </table:table-cell>
          <table:table-cell office:value-type="float" office:value="2182" calcext:value-type="float">
            <text:p>2182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BRAIO</text:p>
          </table:table-cell>
          <table:table-cell office:value-type="float" office:value="1222.4" calcext:value-type="float">
            <text:p>1222,4</text:p>
          </table:table-cell>
          <table:table-cell office:value-type="float" office:value="3292" calcext:value-type="float">
            <text:p>3292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2178.6" calcext:value-type="float">
            <text:p>2178,6</text:p>
          </table:table-cell>
          <table:table-cell office:value-type="float" office:value="3815" calcext:value-type="float">
            <text:p>3815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ILE</text:p>
          </table:table-cell>
          <table:table-cell office:value-type="float" office:value="2813.3" calcext:value-type="float">
            <text:p>2813,3</text:p>
          </table:table-cell>
          <table:table-cell office:value-type="float" office:value="4230" calcext:value-type="float">
            <text:p>4230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GIO</text:p>
          </table:table-cell>
          <table:table-cell office:value-type="float" office:value="3204.97" calcext:value-type="float">
            <text:p>3204,97</text:p>
          </table:table-cell>
          <table:table-cell office:value-type="float" office:value="4453" calcext:value-type="float">
            <text:p>4453</text:p>
          </table:table-cell>
          <table:table-cell office:value-type="float" office:value="1140" calcext:value-type="float">
            <text:p>1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UGNO</text:p>
          </table:table-cell>
          <table:table-cell office:value-type="float" office:value="3510" calcext:value-type="float">
            <text:p>3510</text:p>
          </table:table-cell>
          <table:table-cell office:value-type="float" office:value="4453" calcext:value-type="float">
            <text:p>4453</text:p>
          </table:table-cell>
          <table:table-cell office:value-type="float" office:value="2059" calcext:value-type="float">
            <text:p>2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GLIO</text:p>
          </table:table-cell>
          <table:table-cell office:value-type="float" office:value="3463.97" calcext:value-type="float">
            <text:p>3463,97</text:p>
          </table:table-cell>
          <table:table-cell office:value-type="float" office:value="4320" calcext:value-type="float">
            <text:p>4320</text:p>
          </table:table-cell>
          <table:table-cell office:value-type="float" office:value="1796" calcext:value-type="float">
            <text:p>1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2925" calcext:value-type="float">
            <text:p>2925</text:p>
          </table:table-cell>
          <table:table-cell office:value-type="float" office:value="3826" calcext:value-type="float">
            <text:p>3826</text:p>
          </table:table-cell>
          <table:table-cell office:value-type="float" office:value="959" calcext:value-type="float">
            <text:p>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TEMBRE</text:p>
          </table:table-cell>
          <table:table-cell office:value-type="float" office:value="2057.47" calcext:value-type="float">
            <text:p>2057,47</text:p>
          </table:table-cell>
          <table:table-cell office:value-type="float" office:value="3236" calcext:value-type="float">
            <text:p>3236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TOBRE</text:p>
          </table:table-cell>
          <table:table-cell office:value-type="float" office:value="1070.93" calcext:value-type="float">
            <text:p>1070,93</text:p>
          </table:table-cell>
          <table:table-cell office:value-type="float" office:value="2711" calcext:value-type="float">
            <text:p>2711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RE</text:p>
          </table:table-cell>
          <table:table-cell office:value-type="float" office:value="527.533" calcext:value-type="float">
            <text:p>527,533</text:p>
          </table:table-cell>
          <table:table-cell office:value-type="float" office:value="1183" calcext:value-type="float">
            <text:p>1183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CEMBRE</text:p>
          </table:table-cell>
          <table:table-cell office:value-type="float" office:value="492.765" calcext:value-type="float">
            <text:p>492,765</text:p>
          </table:table-cell>
          <table:table-cell office:value-type="float" office:value="1183" calcext:value-type="float">
            <text:p>1183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t max</text:p>
          </table:table-cell>
          <table:table-cell office:value-type="string" calcext:value-type="string">
            <text:p>pot m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NAIO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BBRAIO</text:p>
          </table:table-cell>
          <table:table-cell office:value-type="float" office:value="452" calcext:value-type="float">
            <text:p>452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476" calcext:value-type="float">
            <text:p>476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RILE</text:p>
          </table:table-cell>
          <table:table-cell office:value-type="float" office:value="499" calcext:value-type="float">
            <text:p>499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O</text:p>
          </table:table-cell>
          <table:table-cell office:value-type="float" office:value="515" calcext:value-type="float">
            <text:p>515</text:p>
          </table:table-cell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GNO</text:p>
          </table:table-cell>
          <table:table-cell office:value-type="float" office:value="520" calcext:value-type="float">
            <text:p>520</text:p>
          </table:table-cell>
          <table:table-cell office:value-type="float" office:value="313" calcext:value-type="float">
            <text:p>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GLIO</text:p>
          </table:table-cell>
          <table:table-cell office:value-type="float" office:value="489" calcext:value-type="float">
            <text:p>489</text:p>
          </table:table-cell>
          <table:table-cell office:value-type="float" office:value="343" calcext:value-type="float">
            <text:p>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451" calcext:value-type="float">
            <text:p>451</text:p>
          </table:table-cell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TEMBRE</text:p>
          </table:table-cell>
          <table:table-cell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TOBRE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EMBRE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EMBRE</text:p>
          </table:table-cell>
          <table:table-cell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GIORNATE SOLEGGIAT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date" office:date-value="2024-06-11" calcext:value-type="date">
            <text:p>11/06/24</text:p>
          </table:table-cell>
          <table:table-cell table:style-name="ce1" office:value-type="date" office:date-value="2024-06-26" calcext:value-type="date">
            <text:p>26/06/24</text:p>
          </table:table-cell>
          <table:table-cell table:style-name="ce1" office:value-type="date" office:date-value="2024-04-01" calcext:value-type="date">
            <text:p>01/04/24</text:p>
          </table:table-cell>
          <table:table-cell table:style-name="ce1" office:value-type="date" office:date-value="2024-04-03" calcext:value-type="date">
            <text:p>03/04/24</text:p>
          </table:table-cell>
          <table:table-cell table:style-name="ce1" office:value-type="date" office:date-value="2024-11-06" calcext:value-type="date">
            <text:p>06/11/24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 office:value-type="float" office:value="367" calcext:value-type="float">
            <text:p>367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426" calcext:value-type="float">
            <text:p>426</text:p>
          </table:table-cell>
          <table:table-cell office:value-type="float" office:value="47" calcext:value-type="float">
            <text:p>47</text:p>
          </table:table-cell>
          <table:table-cell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459" calcext:value-type="float">
            <text:p>459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9" calcext:value-type="float">
            <text:p>489</text:p>
          </table:table-cell>
          <table:table-cell office:value-type="float" office:value="466" calcext:value-type="float">
            <text:p>466</text:p>
          </table:table-cell>
          <table:table-cell office:value-type="float" office:value="218" calcext:value-type="float">
            <text:p>218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8" calcext:value-type="float">
            <text:p>468</text:p>
          </table:table-cell>
          <table:table-cell office:value-type="float" office:value="442" calcext:value-type="float">
            <text:p>442</text:p>
          </table:table-cell>
          <table:table-cell office:value-type="float" office:value="238" calcext:value-type="float">
            <text:p>238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3" calcext:value-type="float">
            <text:p>423</text:p>
          </table:table-cell>
          <table:table-cell office:value-type="float" office:value="398" calcext:value-type="float">
            <text:p>398</text:p>
          </table:table-cell>
          <table:table-cell office:value-type="float" office:value="129" calcext:value-type="float">
            <text:p>129</text:p>
          </table:table-cell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7" calcext:value-type="float">
            <text:p>357</text:p>
          </table:table-cell>
          <table:table-cell office:value-type="float" office:value="331" calcext:value-type="float">
            <text:p>331</text:p>
          </table:table-cell>
          <table:table-cell office:value-type="float" office:value="158" calcext:value-type="float">
            <text:p>158</text:p>
          </table:table-cell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4" calcext:value-type="float">
            <text:p>274</text:p>
          </table:table-cell>
          <table:table-cell office:value-type="float" office:value="251" calcext:value-type="float">
            <text:p>251</text:p>
          </table:table-cell>
          <table:table-cell office:value-type="float" office:value="41" calcext:value-type="float">
            <text:p>41</text:p>
          </table:table-cell>
          <table:table-cell office:value-type="float" office:value="222" calcext:value-type="float">
            <text:p>222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16:30:47.84442225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5T14:02:07.034610757</meta:creation-date>
    <dc:date>2024-07-22T18:29:20.355458750</dc:date>
    <meta:editing-duration>PT2H35M30S</meta:editing-duration>
    <meta:editing-cycles>3</meta:editing-cycles>
    <meta:generator>LibreOffice/6.4.7.2$Linux_X86_64 LibreOffice_project/40$Build-2</meta:generator>
    <meta:document-statistic meta:table-count="1" meta:cell-count="251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729fcf"/>
    </style:style>
    <style:style style:name="ch13" style:family="chart">
      <style:chart-properties chart:solid-type="cuboid"/>
      <style:graphic-properties draw:fill-color="#81d41a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4.201cm" style:legend-expansion="high" chart:style-name="ch2"/>
        <chart:plot-area chart:style-name="ch3" table:cell-range-address="Foglio1.A3:Foglio1.A6" svg:x="1.331cm" svg:y="0.18cm" svg:width="12.006cm" svg:height="7.659cm">
          <chartooo:coordinate-region svg:x="2.138cm" svg:y="0.38cm" svg:width="11.199cm" svg:height="6.812cm"/>
          <chart:axis chart:dimension="x" chart:name="primary-x" chart:style-name="ch4">
            <chart:title svg:x="6.205cm" svg:y="8.019cm" chart:style-name="ch5">
              <text:p>configurazione</text:p>
            </chart:title>
            <chart:grid chart:style-name="ch6" chart:class="major"/>
          </chart:axis>
          <chart:axis chart:dimension="y" chart:name="primary-y" chart:style-name="ch7">
            <chart:title svg:x="0.451cm" svg:y="5.151cm" chart:style-name="ch8">
              <text:p>potenza in watt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Foglio1.A3:Foglio1.A6" chart:class="chart:bar">
            <chart:data-point chart:style-name="ch11"/>
            <chart:data-point chart:style-name="ch12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Foglio1.A3:Foglio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08cm" svg:y="4.204cm" style:legend-expansion="high" chart:style-name="ch2"/>
        <chart:plot-area chart:style-name="ch3" table:cell-range-address="Foglio1.J3:Foglio1.J5" svg:x="0.319cm" svg:y="0.18cm" svg:width="13.07cm" svg:height="8.646cm">
          <chartooo:coordinate-region svg:x="1.126cm" svg:y="0.38cm" svg:width="12.26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J3:Foglio1.J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Foglio1.J3:Foglio1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">
                <text:p>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52cm" style:legend-expansion="high" chart:style-name="ch2"/>
        <chart:plot-area chart:style-name="ch3" table:cell-range-address="Foglio1.J3:Foglio1.K5" svg:x="0.32cm" svg:y="0.18cm" svg:width="13.017cm" svg:height="8.64cm">
          <chartooo:coordinate-region svg:x="1.127cm" svg:y="0.379cm" svg:width="12.2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J3:Foglio1.J5" chart:class="chart:bar">
            <chart:data-point chart:repeated="3"/>
          </chart:series>
          <chart:series chart:style-name="ch8" chart:values-cell-range-address="Foglio1.K3:Foglio1.K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Foglio1.J3:Foglio1.J5</svg:desc>
                </draw:g>
              </table:table-cell>
              <table:table-cell office:value-type="float" office:value="87">
                <text:p>87</text:p>
                <draw:g>
                  <svg:desc>Foglio1.K3:Foglio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35cm" svg:y="3.955cm" style:legend-expansion="high" chart:style-name="ch2"/>
        <chart:plot-area chart:style-name="ch3" table:cell-range-address="Foglio1.J2:Foglio1.K5" chart:data-source-has-labels="row" svg:x="1.33cm" svg:y="0.18cm" svg:width="12.086cm" svg:height="7.665cm">
          <chartooo:coordinate-region svg:x="2.137cm" svg:y="0.379cm" svg:width="11.279cm" svg:height="6.819cm"/>
          <chart:axis chart:dimension="x" chart:name="primary-x" chart:style-name="ch4">
            <chart:title svg:x="6.39cm" svg:y="8.025cm" chart:style-name="ch5">
              <text:p>Fpga accese</text:p>
            </chart:title>
          </chart:axis>
          <chart:axis chart:dimension="y" chart:name="primary-y" chart:style-name="ch6">
            <chart:title svg:x="0.451cm" svg:y="5.485cm" chart:style-name="ch7">
              <text:p>potenza in ingresso</text:p>
            </chart:title>
            <chart:grid chart:style-name="ch8" chart:class="major"/>
          </chart:axis>
          <chart:series chart:style-name="ch9" chart:values-cell-range-address="Foglio1.J3:Foglio1.J5" chart:label-cell-address="Foglio1.J2:Foglio1.J2" chart:class="chart:bar">
            <chart:data-point chart:repeated="3"/>
          </chart:series>
          <chart:series chart:style-name="ch10" chart:values-cell-range-address="Foglio1.K3:Foglio1.K5" chart:label-cell-address="Foglio1.K2:Foglio1.K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ivo</text:p>
                <draw:g>
                  <svg:desc>Foglio1.J2:Foglio1.J2</svg:desc>
                </draw:g>
              </table:table-cell>
              <table:table-cell office:value-type="string">
                <text:p>non attivo</text:p>
                <draw:g>
                  <svg:desc>Foglio1.K2:Foglio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Foglio1.J3:Foglio1.J5</svg:desc>
                </draw:g>
              </table:table-cell>
              <table:table-cell office:value-type="float" office:value="87">
                <text:p>87</text:p>
                <draw:g>
                  <svg:desc>Foglio1.K3:Foglio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109cm" xlink:href=".." xlink:type="simple" chart:class="chart:line" chart:style-name="ch1">
        <chart:legend chart:legend-position="end" svg:x="12.777cm" svg:y="4.257cm" style:legend-expansion="high" chart:style-name="ch2"/>
        <chart:plot-area chart:style-name="ch3" table:cell-range-address="Foglio1.A26:Foglio1.D38" chart:data-source-has-labels="both" svg:x="1.331cm" svg:y="0.202cm" svg:width="11.126cm" svg:height="9.705cm">
          <chartooo:coordinate-region svg:x="2.575cm" svg:y="0.202cm" svg:width="9.722cm" svg:height="7.46cm"/>
          <chart:axis chart:dimension="x" chart:name="primary-x" chart:style-name="ch4" chartooo:axis-type="auto">
            <chartooo:date-scale/>
            <chart:categories table:cell-range-address="Foglio1.A27:Foglio1.A38"/>
          </chart:axis>
          <chart:axis chart:dimension="y" chart:name="primary-y" chart:style-name="ch4">
            <chart:title svg:x="0.451cm" svg:y="5.389cm" chart:style-name="ch5">
              <text:p>W/h</text:p>
            </chart:title>
            <chart:grid chart:style-name="ch6" chart:class="major"/>
          </chart:axis>
          <chart:series chart:style-name="ch7" chart:values-cell-range-address="Foglio1.B27:Foglio1.B38" chart:label-cell-address="Foglio1.B26:Foglio1.B26" chart:class="chart:line">
            <chart:data-point chart:repeated="12"/>
          </chart:series>
          <chart:series chart:style-name="ch8" chart:values-cell-range-address="Foglio1.C27:Foglio1.C38" chart:label-cell-address="Foglio1.C26:Foglio1.C26" chart:class="chart:line">
            <chart:data-point chart:repeated="12"/>
          </chart:series>
          <chart:series chart:style-name="ch9" chart:values-cell-range-address="Foglio1.D27:Foglio1.D38" chart:label-cell-address="Foglio1.D26:Foglio1.D2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e</text:p>
                <draw:g>
                  <svg:desc>Foglio1.B26:Foglio1.B26</svg:desc>
                </draw:g>
              </table:table-cell>
              <table:table-cell office:value-type="string">
                <text:p>energia max</text:p>
                <draw:g>
                  <svg:desc>Foglio1.C26:Foglio1.C26</svg:desc>
                </draw:g>
              </table:table-cell>
              <table:table-cell office:value-type="string">
                <text:p>energia min</text:p>
                <draw:g>
                  <svg:desc>Foglio1.D26:Foglio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NAIO</text:p>
                <draw:g>
                  <svg:desc>Foglio1.A27:Foglio1.A38</svg:desc>
                </draw:g>
              </table:table-cell>
              <table:table-cell office:value-type="float" office:value="626.367">
                <text:p>626.367</text:p>
                <draw:g>
                  <svg:desc>Foglio1.B27:Foglio1.B38</svg:desc>
                </draw:g>
              </table:table-cell>
              <table:table-cell office:value-type="float" office:value="2182">
                <text:p>2182</text:p>
                <draw:g>
                  <svg:desc>Foglio1.C27:Foglio1.C38</svg:desc>
                </draw:g>
              </table:table-cell>
              <table:table-cell office:value-type="float" office:value="52">
                <text:p>52</text:p>
                <draw:g>
                  <svg:desc>Foglio1.D27:Foglio1.D38</svg:desc>
                </draw:g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1222.4">
                <text:p>1222.4</text:p>
              </table:table-cell>
              <table:table-cell office:value-type="float" office:value="3292">
                <text:p>32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178.6">
                <text:p>2178.6</text:p>
              </table:table-cell>
              <table:table-cell office:value-type="float" office:value="3815">
                <text:p>381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2813.3">
                <text:p>2813.3</text:p>
              </table:table-cell>
              <table:table-cell office:value-type="float" office:value="4230">
                <text:p>423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3204.97">
                <text:p>3204.97</text:p>
              </table:table-cell>
              <table:table-cell office:value-type="float" office:value="4453">
                <text:p>445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3510">
                <text:p>3510</text:p>
              </table:table-cell>
              <table:table-cell office:value-type="float" office:value="4453">
                <text:p>445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3463.97">
                <text:p>3463.97</text:p>
              </table:table-cell>
              <table:table-cell office:value-type="float" office:value="4320">
                <text:p>432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925">
                <text:p>2925</text:p>
              </table:table-cell>
              <table:table-cell office:value-type="float" office:value="3826">
                <text:p>3826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2057.47">
                <text:p>2057.47</text:p>
              </table:table-cell>
              <table:table-cell office:value-type="float" office:value="3236">
                <text:p>323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1070.93">
                <text:p>1070.93</text:p>
              </table:table-cell>
              <table:table-cell office:value-type="float" office:value="2711">
                <text:p>2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527.533">
                <text:p>527.533</text:p>
              </table:table-cell>
              <table:table-cell office:value-type="float" office:value="1183">
                <text:p>11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492.765">
                <text:p>492.765</text:p>
              </table:table-cell>
              <table:table-cell office:value-type="float" office:value="1183">
                <text:p>1183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Foglio1.A49:Foglio1.C61" chart:data-source-has-labels="both" svg:x="1.331cm" svg:y="0.18cm" svg:width="11.761cm" svg:height="8.64cm">
          <chartooo:coordinate-region svg:x="2.138cm" svg:y="0.18cm" svg:width="10.357cm" svg:height="6.395cm"/>
          <chart:axis chart:dimension="x" chart:name="primary-x" chart:style-name="ch4" chartooo:axis-type="auto">
            <chartooo:date-scale/>
            <chart:categories table:cell-range-address="Foglio1.A50:Foglio1.A61"/>
          </chart:axis>
          <chart:axis chart:dimension="y" chart:name="primary-y" chart:style-name="ch4">
            <chart:title svg:x="0.451cm" svg:y="4.703cm" chart:style-name="ch5">
              <text:p>W</text:p>
            </chart:title>
            <chart:grid chart:style-name="ch6" chart:class="major"/>
          </chart:axis>
          <chart:series chart:style-name="ch7" chart:values-cell-range-address="Foglio1.B50:Foglio1.B61" chart:label-cell-address="Foglio1.B49:Foglio1.B49" chart:class="chart:line">
            <chart:data-point chart:repeated="12"/>
          </chart:series>
          <chart:series chart:style-name="ch8" chart:values-cell-range-address="Foglio1.C50:Foglio1.C61" chart:label-cell-address="Foglio1.C49:Foglio1.C49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t max</text:p>
                <draw:g>
                  <svg:desc>Foglio1.B49:Foglio1.B49</svg:desc>
                </draw:g>
              </table:table-cell>
              <table:table-cell office:value-type="string">
                <text:p>pot min</text:p>
                <draw:g>
                  <svg:desc>Foglio1.C49:Foglio1.C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NAIO</text:p>
                <draw:g>
                  <svg:desc>Foglio1.A50:Foglio1.A61</svg:desc>
                </draw:g>
              </table:table-cell>
              <table:table-cell office:value-type="float" office:value="378">
                <text:p>378</text:p>
                <draw:g>
                  <svg:desc>Foglio1.B50:Foglio1.B61</svg:desc>
                </draw:g>
              </table:table-cell>
              <table:table-cell office:value-type="float" office:value="13">
                <text:p>13</text:p>
                <draw:g>
                  <svg:desc>Foglio1.C50:Foglio1.C61</svg:desc>
                </draw:g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452">
                <text:p>4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476">
                <text:p>4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499">
                <text:p>4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515">
                <text:p>51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520">
                <text:p>5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489">
                <text:p>48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451">
                <text:p>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420">
                <text:p>4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377">
                <text:p>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223">
                <text:p>223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703cm" style:legend-expansion="high" chart:style-name="ch2"/>
        <chart:plot-area chart:style-name="ch3" table:cell-range-address="Foglio1.A26:Foglio1.D38" chart:data-source-has-labels="both" svg:x="0.32cm" svg:y="0.18cm" svg:width="12.726cm" svg:height="8.64cm">
          <chartooo:coordinate-region svg:x="1.312cm" svg:y="0.18cm" svg:width="11.734cm" svg:height="6.395cm"/>
          <chart:axis chart:dimension="x" chart:name="primary-x" chart:style-name="ch4" chartooo:axis-type="auto">
            <chartooo:date-scale/>
            <chart:categories table:cell-range-address="Foglio1.A27:Foglio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7:Foglio1.B38" chart:label-cell-address="Foglio1.B26:Foglio1.B26" chart:class="chart:bar">
            <chart:data-point chart:repeated="12"/>
          </chart:series>
          <chart:series chart:style-name="ch8" chart:values-cell-range-address="Foglio1.C27:Foglio1.C38" chart:label-cell-address="Foglio1.C26:Foglio1.C26" chart:class="chart:bar">
            <chart:data-point chart:repeated="12"/>
          </chart:series>
          <chart:series chart:style-name="ch9" chart:values-cell-range-address="Foglio1.D27:Foglio1.D38" chart:label-cell-address="Foglio1.D26:Foglio1.D2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e</text:p>
                <draw:g>
                  <svg:desc>Foglio1.B26:Foglio1.B26</svg:desc>
                </draw:g>
              </table:table-cell>
              <table:table-cell office:value-type="string">
                <text:p>energia max</text:p>
                <draw:g>
                  <svg:desc>Foglio1.C26:Foglio1.C26</svg:desc>
                </draw:g>
              </table:table-cell>
              <table:table-cell office:value-type="string">
                <text:p>energia min</text:p>
                <draw:g>
                  <svg:desc>Foglio1.D26:Foglio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NAIO</text:p>
                <draw:g>
                  <svg:desc>Foglio1.A27:Foglio1.A38</svg:desc>
                </draw:g>
              </table:table-cell>
              <table:table-cell office:value-type="float" office:value="626.367">
                <text:p>626.367</text:p>
                <draw:g>
                  <svg:desc>Foglio1.B27:Foglio1.B38</svg:desc>
                </draw:g>
              </table:table-cell>
              <table:table-cell office:value-type="float" office:value="2182">
                <text:p>2182</text:p>
                <draw:g>
                  <svg:desc>Foglio1.C27:Foglio1.C38</svg:desc>
                </draw:g>
              </table:table-cell>
              <table:table-cell office:value-type="float" office:value="52">
                <text:p>52</text:p>
                <draw:g>
                  <svg:desc>Foglio1.D27:Foglio1.D38</svg:desc>
                </draw:g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1222.4">
                <text:p>1222.4</text:p>
              </table:table-cell>
              <table:table-cell office:value-type="float" office:value="3292">
                <text:p>32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178.6">
                <text:p>2178.6</text:p>
              </table:table-cell>
              <table:table-cell office:value-type="float" office:value="3815">
                <text:p>381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2813.3">
                <text:p>2813.3</text:p>
              </table:table-cell>
              <table:table-cell office:value-type="float" office:value="4230">
                <text:p>423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3204.97">
                <text:p>3204.97</text:p>
              </table:table-cell>
              <table:table-cell office:value-type="float" office:value="4453">
                <text:p>445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3510">
                <text:p>3510</text:p>
              </table:table-cell>
              <table:table-cell office:value-type="float" office:value="4453">
                <text:p>445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3463.97">
                <text:p>3463.97</text:p>
              </table:table-cell>
              <table:table-cell office:value-type="float" office:value="4320">
                <text:p>432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925">
                <text:p>2925</text:p>
              </table:table-cell>
              <table:table-cell office:value-type="float" office:value="3826">
                <text:p>3826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2057.47">
                <text:p>2057.47</text:p>
              </table:table-cell>
              <table:table-cell office:value-type="float" office:value="3236">
                <text:p>323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1070.93">
                <text:p>1070.93</text:p>
              </table:table-cell>
              <table:table-cell office:value-type="float" office:value="2711">
                <text:p>2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527.533">
                <text:p>527.533</text:p>
              </table:table-cell>
              <table:table-cell office:value-type="float" office:value="1183">
                <text:p>11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492.765">
                <text:p>492.765</text:p>
              </table:table-cell>
              <table:table-cell office:value-type="float" office:value="1183">
                <text:p>1183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1 2 3" chart:style-name="ch1">
        <chart:legend chart:legend-position="end" svg:x="13.331cm" svg:y="3.207cm" style:legend-expansion="high" chart:style-name="ch2"/>
        <chart:plot-area chart:style-name="ch3" table:cell-range-address="Foglio1.B77:Foglio1.E101 Foglio1.F77:Foglio1.F78" chart:data-source-has-labels="row" svg:x="0.319cm" svg:y="0.178cm" svg:width="12.691cm" svg:height="7.662cm">
          <chartooo:coordinate-region svg:x="1.126cm" svg:y="0.378cm" svg:width="11.697cm" svg:height="6.815cm"/>
          <chart:axis chart:dimension="x" chart:name="primary-x" chart:style-name="ch4">
            <chart:title svg:x="5.601cm" svg:y="8.02cm" chart:style-name="ch5">
              <text:p>ora del giorno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Foglio1.B78:Foglio1.B101" chart:label-cell-address="Foglio1.B77:Foglio1.B77" chart:class="chart:line">
            <chart:data-point chart:repeated="24"/>
          </chart:series>
          <chart:series chart:style-name="ch8" chart:values-cell-range-address="Foglio1.F78:Foglio1.F78" chart:label-cell-address="Foglio1.F77:Foglio1.F77" chart:class="chart:line">
            <chart:data-point/>
          </chart:series>
          <chart:series chart:style-name="ch9" chart:values-cell-range-address="Foglio1.C78:Foglio1.C101" chart:label-cell-address="Foglio1.C77:Foglio1.C77" chart:class="chart:line">
            <chart:data-point chart:repeated="24"/>
          </chart:series>
          <chart:series chart:style-name="ch10" chart:values-cell-range-address="Foglio1.D78:Foglio1.D101" chart:label-cell-address="Foglio1.D77:Foglio1.D77" chart:class="chart:line">
            <chart:data-point chart:repeated="24"/>
          </chart:series>
          <chart:series chart:style-name="ch11" chart:values-cell-range-address="Foglio1.E78:Foglio1.E101" chart:label-cell-address="Foglio1.E77:Foglio1.E77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/06/24</text:p>
                <draw:g>
                  <svg:desc>Foglio1.B77:Foglio1.B77</svg:desc>
                </draw:g>
              </table:table-cell>
              <table:table-cell office:value-type="string">
                <text:p>06/11/24</text:p>
                <draw:g>
                  <svg:desc>Foglio1.F77:Foglio1.F77</svg:desc>
                </draw:g>
              </table:table-cell>
              <table:table-cell office:value-type="string">
                <text:p>26/06/24</text:p>
                <draw:g>
                  <svg:desc>Foglio1.C77:Foglio1.C77</svg:desc>
                </draw:g>
              </table:table-cell>
              <table:table-cell office:value-type="string">
                <text:p>01/04/24</text:p>
                <draw:g>
                  <svg:desc>Foglio1.D77:Foglio1.D77</svg:desc>
                </draw:g>
              </table:table-cell>
              <table:table-cell office:value-type="string">
                <text:p>03/04/24</text:p>
                <draw:g>
                  <svg:desc>Foglio1.E77:Foglio1.E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B78:Foglio1.B101</svg:desc>
                </draw:g>
              </table:table-cell>
              <table:table-cell office:value-type="float" office:value="0">
                <text:p>0</text:p>
                <draw:g>
                  <svg:desc>Foglio1.F78:Foglio1.F78</svg:desc>
                </draw:g>
              </table:table-cell>
              <table:table-cell office:value-type="float" office:value="0">
                <text:p>0</text:p>
                <draw:g>
                  <svg:desc>Foglio1.C78:Foglio1.C101</svg:desc>
                </draw:g>
              </table:table-cell>
              <table:table-cell office:value-type="float" office:value="0">
                <text:p>0</text:p>
                <draw:g>
                  <svg:desc>Foglio1.D78:Foglio1.D101</svg:desc>
                </draw:g>
              </table:table-cell>
              <table:table-cell office:value-type="float" office:value="0">
                <text:p>0</text:p>
                <draw:g>
                  <svg:desc>Foglio1.E78:Foglio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206">
                <text:p>20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47">
                <text:p>4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110">
                <text:p>1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218">
                <text:p>21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238">
                <text:p>23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129">
                <text:p>12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158">
                <text:p>15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41">
                <text:p>4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